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2pt" fo:font-weight="bold" style:font-size-asian="12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list-style-name="L3">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list-style-name="L4">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list-style-name="L5">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list-style-name="L6">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list-style-name="L7">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list-style-name="L8">
      <style:paragraph-properties fo:text-align="start" style:justify-single-word="false"/>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text-align="start" style:justify-single-word="false"/>
      <style:text-properties fo:font-size="12p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center" style:justify-single-word="false"/>
      <style:text-properties fo:font-size="12pt" fo:language="en" fo:country="US" style:font-size-asian="12pt" style:font-size-complex="12pt"/>
    </style:style>
    <style:style style:name="P14" style:family="paragraph" style:parent-style-name="Standard">
      <style:paragraph-properties fo:text-align="start" style:justify-single-word="false" style:text-autospace="none"/>
      <style:text-properties style:font-name="Times New Roman" fo:font-size="10pt" style:font-name-asian="NimbusRomNo9L-Medi" style:font-size-asian="10pt" style:language-asian="zxx" style:country-asian="none" style:font-name-complex="NimbusRomNo9L-Medi" style:font-size-complex="10pt" style:language-complex="zxx" style:country-complex="none"/>
    </style:style>
    <style:style style:name="P15" style:family="paragraph" style:parent-style-name="Standard" style:list-style-name="L9">
      <style:paragraph-properties fo:text-align="start" style:justify-single-word="false" style:text-autospace="none"/>
      <style:text-properties style:font-name="Times New Roman" fo:font-size="10pt" style:font-name-asian="NimbusRomNo9L-Medi" style:font-size-asian="10pt" style:language-asian="zxx" style:country-asian="none" style:font-name-complex="NimbusRomNo9L-Medi" style:font-size-complex="10pt" style:language-complex="zxx" style:country-complex="none"/>
    </style:style>
    <style:style style:name="P16" style:family="paragraph" style:parent-style-name="Standard" style:list-style-name="L10">
      <style:paragraph-properties fo:text-align="start" style:justify-single-word="false" style:text-autospace="none"/>
      <style:text-properties style:font-name="Times New Roman" fo:font-size="10pt" style:font-name-asian="NimbusRomNo9L-Medi" style:font-size-asian="10pt" style:language-asian="zxx" style:country-asian="none" style:font-name-complex="NimbusRomNo9L-Medi" style:font-size-complex="10pt" style:language-complex="zxx" style:country-complex="none"/>
    </style:style>
    <style:style style:name="P17" style:family="paragraph" style:parent-style-name="Standard" style:list-style-name="L11">
      <style:paragraph-properties style:text-autospace="none"/>
      <style:text-properties style:font-name="Times New Roman" fo:font-size="10pt" style:font-size-asian="10pt" style:language-asian="zxx" style:country-asian="none" style:font-size-complex="10pt" style:language-complex="zxx" style:country-complex="none"/>
    </style:style>
    <style:style style:name="P18" style:family="paragraph" style:parent-style-name="Standard">
      <style:paragraph-properties fo:text-align="start" style:justify-single-word="false"/>
      <style:text-properties style:font-name="Times New Roman" fo:font-size="12pt"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list-style-name="L9">
      <style:paragraph-properties fo:text-align="start" style:justify-single-word="false" style:text-autospace="none"/>
      <style:text-properties style:font-name="Times New Roman" fo:font-size="12pt" style:font-name-asian="NimbusRomNo9L-Regu" style:font-size-asian="12pt" style:language-asian="zxx" style:country-asian="none" style:font-name-complex="NimbusRomNo9L-Regu" style:font-size-complex="12pt" style:language-complex="zxx" style:country-complex="none"/>
    </style:style>
    <style:style style:name="P20" style:family="paragraph" style:parent-style-name="Standard" style:list-style-name="L10">
      <style:paragraph-properties fo:text-align="start" style:justify-single-word="false" style:text-autospace="none"/>
      <style:text-properties style:font-name="Times New Roman" fo:font-size="12pt" style:font-name-asian="NimbusRomNo9L-Regu" style:font-size-asian="12pt" style:language-asian="zxx" style:country-asian="none" style:font-name-complex="NimbusRomNo9L-Regu" style:font-size-complex="12pt" style:language-complex="zxx" style:country-complex="none"/>
    </style:style>
    <style:style style:name="P21" style:family="paragraph" style:parent-style-name="Standard">
      <style:paragraph-properties fo:text-align="center" style:justify-single-word="false"/>
      <style:text-properties fo:font-size="14pt" fo:font-weight="bold" style:font-size-asian="14pt" style:language-asian="zxx" style:country-asian="none" style:font-weight-asian="bold" style:font-size-complex="14pt" style:language-complex="zxx" style:country-complex="none" style:font-weight-complex="bold"/>
    </style:style>
    <style:style style:name="P22" style:family="paragraph" style:parent-style-name="Standard">
      <style:paragraph-properties fo:text-align="center" style:justify-single-word="false"/>
      <style:text-properties fo:font-size="14pt"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language-asian="zxx" style:country-asian="none" style:language-complex="zxx" style:country-complex="none"/>
    </style:style>
    <style:style style:name="P24" style:family="paragraph" style:parent-style-name="Standard">
      <style:paragraph-properties fo:text-align="start" style:justify-single-word="false"/>
      <style:text-properties fo:font-weight="normal" style:language-asian="zxx" style:country-asian="none" style:font-weight-asian="normal" style:language-complex="zxx" style:country-complex="none" style:font-weight-complex="normal"/>
    </style:style>
    <style:style style:name="P25" style:family="paragraph" style:parent-style-name="Standard">
      <style:paragraph-properties fo:text-align="start" style:justify-single-word="false"/>
      <style:text-properties fo:font-weight="bold" style:language-asian="zxx" style:country-asian="none" style:font-weight-asian="bold" style:language-complex="zxx" style:country-complex="none" style:font-weight-complex="bold"/>
    </style:style>
    <style:style style:name="P26" style:family="paragraph" style:parent-style-name="Standard">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27" style:family="paragraph" style:parent-style-name="Standard" style:list-style-name="L1">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28" style:family="paragraph" style:parent-style-name="Standard" style:list-style-name="L2">
      <style:paragraph-properties fo:text-align="start" style:justify-single-word="false"/>
      <style:text-properties fo:font-style="normal" fo:font-weight="normal" style:language-asian="zxx" style:country-asian="none" style:font-style-asian="normal" style:font-weight-asian="normal"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P30" style:family="paragraph" style:parent-style-name="Standard" style:list-style-name="L2">
      <style:paragraph-properties fo:text-align="start" style:justify-single-word="false"/>
      <style:text-properties fo:font-style="normal" fo:font-weight="bold" style:language-asian="zxx" style:country-asian="none" style:font-style-asian="normal" style:font-weight-asian="bold"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language-asian="zxx" style:country-asian="none" style:font-style-asian="normal" style:font-weight-asian="normal" style:font-name-complex="NimbusRomNo9L-Medi" style:font-size-complex="10pt" style:language-complex="zxx" style:country-complex="none" style:font-style-complex="normal" style:font-weight-complex="normal"/>
    </style:style>
    <style:style style:name="P32" style:family="paragraph" style:parent-style-name="Standard">
      <style:paragraph-properties fo:margin-left="1.2291in" fo:margin-right="0in" fo:text-align="start" style:justify-single-word="false" fo:text-indent="-1.2291in" style:auto-text-indent="false">
        <style:tab-stops>
          <style:tab-stop style:position="-0.7291in"/>
        </style:tab-stops>
      </style:paragraph-properties>
      <style:text-properties fo:font-size="12pt"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3" style:family="paragraph" style:parent-style-name="Preformatted_20_Text">
      <style:paragraph-properties fo:text-align="center" style:justify-single-word="false"/>
      <style:text-properties style:font-name="Times New Roman" fo:font-size="8pt" style:font-size-asian="8pt" style:font-size-complex="8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style:font-name-asian="NimbusRomNo9L-Regu" style:font-size-asian="12pt" style:font-weight-asian="normal" style:font-name-complex="NimbusRomNo9L-Regu" style:font-size-complex="12pt"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style:font-size-asian="12pt" style:language-asian="zxx" style:country-asian="none" style:font-style-asian="normal" style:font-size-complex="12pt" style:language-complex="zxx" style:country-complex="none" style:font-style-complex="normal"/>
    </style:style>
    <style:style style:name="T6" style:family="text">
      <style:text-properties fo:font-size="12pt" style:font-size-asian="12pt" style:font-size-complex="12pt"/>
    </style:style>
    <style:style style:name="T7" style:family="text">
      <style:text-properties fo:font-size="12pt" style:font-name-asian="NimbusRomNo9L-Regu" style:font-size-asian="12pt" style:font-name-complex="NimbusRomNo9L-Regu"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NimbusRomNo9L-Regu" style:font-size-asian="12pt" style:font-name-complex="NimbusRomNo9L-Regu" style:font-size-complex="12pt"/>
    </style:style>
    <style:style style:name="T16" style:family="text">
      <style:text-properties style:font-name="Times New Roman" fo:font-size="12pt" fo:font-style="normal" style:font-size-asian="12pt" style:language-asian="zxx" style:country-asian="none" style:font-style-asian="normal" style:font-size-complex="12pt" style:language-complex="zxx" style:country-complex="none" style:font-style-complex="normal"/>
    </style:style>
    <style:style style:name="T17" style:family="text">
      <style:text-properties fo:font-size="9pt" style:font-name-asian="OpenSymbol" style:font-size-asian="9pt" style:font-name-complex="OpenSymbol" style:font-size-complex="9pt"/>
    </style:style>
    <style:style style:name="T18" style:family="text">
      <style:text-properties style:font-name="Times New Roman"/>
    </style:style>
    <style:style style:name="T19" style:family="text">
      <style:text-properties style:language-asian="zxx" style:country-asian="none" style:language-complex="zxx" style:country-complex="none"/>
    </style:style>
    <style:style style:name="T20" style:family="text">
      <style:text-properties fo:language="en" fo:country="US"/>
    </style:style>
    <text:list-style style:name="L1">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4">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5">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6">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7">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8">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9">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0">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1">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FF V0.42</text:p>
      <text:p text:style-name="P2"><text:a xlink:type="simple" xlink:href="http://www.biggmatt.com/">General copyright 2006 – 2008: </text:a><text:a xlink:type="simple" xlink:href="http://www.winff.org/">http://www.winff.org</text:a></text:p>
      <text:p text:style-name="P13">Copyright of this document: 2008 Paul Gevers &lt;paul@climbing.nl&gt;</text:p>
      <text:p text:style-name="P33"><text:s/><text:span text:style-name="T20">Permission is granted to copy, distribute and/or modify this document <text:s/>under the terms of the GNU Free Documentation License, Version 1.2 or any later version published by the Free Software Foundation; <text:s/>with no Invariant Sections, no Front-Cover Texts, and no Back-Cover <text:s/>Texts. <text:s/>A copy of the license should be found with this document. If you did not obtain the license, it can be found at http://www.gnu.org/licenses/fdl.html.</text:span></text:p>
      <text:p text:style-name="P2"/>
      <text:p text:style-name="P2"/>
      <text:p text:style-name="P21">Introductie</text:p>
      <text:p text:style-name="P4"/>
      <text:p text:style-name="P23"><text:span text:style-name="T1"><text:tab/></text:span><text:span text:style-name="T2">WinFF is een grafische gebruikersomgeving voor ffmpeg, een programma om videobestanden te converteren. Het draait ffmpeg in de achtergrond, dus u kunt de bestanden kiezen die geconverteerd moeten worden en WinFF zorgt voor de rest, zodat u geen commandoregels hoeft in te voeren.</text:span></text:p>
      <text:p text:style-name="P24"/>
      <text:p text:style-name="P24"><text:s text:c="12"/>WinFF converteert de videobestanden dus niet zelf, het gebruikt 'ffmpeg' om dat voor elkaar te krijgen. Als gevolg hiervan kan WinFF alle bestanden converteren die 'ffmpeg' aan kan. En dus ook andersom, als ffmpeg niet weet hoe het een bestand moet converteren dan kan WinFF het dus ook niet.</text:p>
      <text:p text:style-name="P24"/>
      <text:p text:style-name="P3"><text:span text:style-name="T19"><text:tab/>WinFF is Open Source programmatuur. Het is uitgegeven onder "GNU Public License" (GPL) licentie, versie 3. Als u meer informatie wil dan kunt u het "Licence.txt" bestand bekijken of de webpagina </text:span><text:a xlink:type="simple" xlink:href="http://www.gnu.org/"><text:span text:style-name="T19">http://www.gnu.org</text:span></text:a><text:span text:style-name="T19"> bezoeken. De broncode van WinFF kunt u verkrijgen op de webpagina </text:span><text:a xlink:type="simple" xlink:href="http://www.winff.org/"><text:span text:style-name="T19">http://www.winff.org</text:span></text:a><text:span text:style-name="T19">. ffmpeg is ook Open Source programmatuur, maar dat is uitgegeven onder GPL versie 2. De bron van dat programma is te verkrijgen op </text:span><text:a xlink:type="simple" xlink:href="http://ffmpeg.mplayerhq.hu/"><text:span text:style-name="T19">http://ffmpeg.mplayerhq.hu</text:span></text:a><text:span text:style-name="T19">. De auteur van WinFF wil Ramiro Polla speciaal bedanken voor de geweldige samenstelling van ffmpeg die bij WinFF wordt meegeleverd en zijn help webpagina voor ffmpeg in MS Windows: </text:span><text:a xlink:type="simple" xlink:href="http://arrozcru.no-ip.org/ffmpeg/"><text:span text:style-name="T19">http://arrozcru.no-ip.org/ffmpeg/</text:span></text:a></text:p>
      <text:p text:style-name="P24"/>
      <text:p text:style-name="P21">WinFF gebruiken</text:p>
      <text:p text:style-name="P25"/>
      <text:p text:style-name="P24">Het grootste deel van de WinFF gebruikersomgeving wordt ingenomen door de lijst met bestanden die u wilt converteren. U voegt bestanden aan deze lijst toe met de knop "toevoegen" en verwijdert bestanden door deze te selecteren en daarna op "wissen" te drukken. U kunt de hele lijst in <text:span text:style-name="T11">één keer leeg maken met "verwijderen". </text:span>De "afspelen" knop zorgt ervoor dat een geselecteerd bestand wordt afgespeeld met ffplay. Dit is een goede test voor de conversie, want als ffplay het bestand niet kan afspelen zal ffmpeg niet in staat zijn om het te verwerken (enkele uitzonderingen daargelaten).</text:p>
      <text:p text:style-name="P24"/>
      <text:p text:style-name="P24">De kracht van WinFF zit hem erin dat u voorgeprogrammeerde of door u zelf aangemaakte voorinstellingen kunt kiezen voor de conversie. U kiest eerst in het blok "converteer naar..." de uitgang van het nieuwe bestand. Vervolgens kiest u in het volgende blok welke voorinstelling u precies wilt gebruiken. Via het menu "bewerken" en dan "voorinstellingen" kunt u voorinstellingen toevoegen, verwijderen of wijzigen. Meer details volgen later in dit document. In het laatste blok in het midden, "doelmap", geeft u aan in welke map op uw computer u het nieuwe videobestand wilt hebben. Let op, vanwege de interne werking van WinFF wordt u aangeraden hier altijd een andere map te kiezen dan de bronmap waar het bestand staat dat u wilt converteren. </text:p>
      <text:p text:style-name="P26"/>
      <text:p text:style-name="P26">U start de conversie van <text:span text:style-name="T10">alle</text:span> bestanden in de lijst door op de "converteer" knop te drukken. Ffmpeg zal worden opgestart in een DOS window (MS Windows) of in een shell (Linux). Als alles normaal verloopt geeft ffmpeg weer welk percentage van het bestand dat geconverteerd wordt reeds klaar is. Als ffmpeg niet in staat is om het bestand te converteren dan zal het de reden daarvan weergeven. Vaak kunt u met een zoekprogramma op internet hulp vinden met de trefwoorden "ffmpeg" en de beide <text:soft-page-break/>formaten in de conversie. Ook het forum van WinFF (<text:a xlink:type="simple" xlink:href="http://www.winff.org/forum/">http://www.winff.org/forum/</text:a>) biedt vaak hulp. U kunt eventuele extra parameters die nodig zijn voor uw conversie kwijt in het blok "<text:span text:style-name="T11">Extra parameters voor de commandoregel (gevorderden)", maar meer hierover later. Nogmaals, als ffplay het bestand niet kan afspelen kan uw ffmpeg het bestand waarschijnlijk überhaupt niet converteren.</text:span></text:p>
      <text:p text:style-name="P26"/>
      <text:p text:style-name="P26"/>
      <text:p text:style-name="P22">De menu structuur</text:p>
      <text:p text:style-name="P29"><text:tab/>Bestand menu</text:p>
      <text:list text:style-name="L1">
        <text:list-item>
          <text:p text:style-name="P27"><text:span text:style-name="T9">Importeer voorinstelling:</text:span> indien u bestand heeft met een voorinstelling kunt u deze hier importeren.</text:p>
        </text:list-item>
        <text:list-item>
          <text:p text:style-name="P27"><text:span text:style-name="T9">Over WinFF:</text:span> erkenning en bedankjes.</text:p>
        </text:list-item>
        <text:list-item>
          <text:p text:style-name="P27"><text:span text:style-name="T9">Sluiten:</text:span> WinFF wordt afgesloten.</text:p>
        </text:list-item>
      </text:list>
      <text:p text:style-name="P26"/>
      <text:p text:style-name="P29"><text:tab/>Bewerken menu</text:p>
      <text:list text:style-name="L1">
        <text:list-item text:start-value="1">
          <text:p text:style-name="P27"><text:span text:style-name="T9">Voorinstellingen:</text:span> opent de editor voor het bewerken van voorinstellingen.</text:p>
        </text:list-item>
        <text:list-item>
          <text:p text:style-name="P27"><text:span text:style-name="T9">Voorkeuren:</text:span> opent de editor voor het wijzigen van de WinFF instellingen.</text:p>
        </text:list-item>
      </text:list>
      <text:p text:style-name="P26"/>
      <text:p text:style-name="P29"><text:tab/>Opties menu</text:p>
      <text:list text:style-name="L1">
        <text:list-item text:start-value="1">
          <text:p text:style-name="P27"><text:span text:style-name="T9">Extra opties:</text:span> hiermee schakelt u tussen het wel of niet weergeven van de uitgebreide conversie-opties.</text:p>
        </text:list-item>
        <text:list-item>
          <text:p text:style-name="P27"><text:span text:style-name="T9">Toon commandoregel:</text:span> zonder dat de conversie echt gedraaid wordt kunt u bekijken welk commando er aan ffmpeg gegeven gaat worden als u op "converteer" drukt.</text:p>
        </text:list-item>
        <text:list-item>
          <text:p text:style-name="P27"><text:span text:style-name="T9">Pauzeer na beëindigen:</text:span> hiermee kunt u bepalen of het commandoscherm <text:span text:style-name="T10">na afloop</text:span> van de conversie ter inspectie open moet blijven.</text:p>
        </text:list-item>
        <text:list-item>
          <text:p text:style-name="P27"><text:span text:style-name="T9">Afsluiten na beëindigen</text:span>: hiermee kunt u de computer laten afsluiten nadat de conversie is afgelopen. Dit is bijvoorbeeld handig als u de conversie start, maar niet wilt wachten tot het klaar is.</text:p>
        </text:list-item>
      </text:list>
      <text:p text:style-name="P29"><text:tab/></text:p>
      <text:p text:style-name="P29"/>
      <text:p text:style-name="P22">De extra opties</text:p>
      <text:p text:style-name="P26">WinFF heeft twee type mogelijkheden om extra opties aan ffmpeg mee te geven tijdens de conversie. Veelvoorkomende opties voor de meeste conversies kunnen in het eerste blok worden ingevoerd. Dit zijn de volgende instellingen:</text:p>
      <text:p text:style-name="P26"/>
      <text:list text:style-name="L2">
        <text:list-item>
          <text:p text:style-name="P28"><text:span text:style-name="T9">Video bitsnelheid:</text:span> Indien niet gespecificeerd gebruikt WinFF een bitsnelheid van 200kbits/seconde (kb/s). U kunt de gebruikte bitsnelheid hier wijzigen. De bitsnelheid dient te worden weergegeven in kb/s, dus met 546 wordt 546 kb/s bedoeld.</text:p>
        </text:list-item>
        <text:list-item>
          <text:p text:style-name="P28"><text:span text:style-name="T9">Video frequentie: </text:span>Het aantal beelden per seconde in de uiteindelijke video. </text:p>
        </text:list-item>
        <text:list-item>
          <text:p text:style-name="P30">Videogrootte: <text:span text:style-name="T8">Het aantal pixels van de uiteindelijke video in de breedte en hoogte. Bijvoorbeeld, 704x480 is de standaard grootte voor een NTSC DVD. De volgorde van de velden is eerst de breedte en dan de hoogte. </text:span></text:p>
        </text:list-item>
        <text:list-item>
          <text:p text:style-name="P30">Aspectratio: <text:span text:style-name="T8">Hiermee stelt u de apectratio in voor de uiteindelijke video. Standaard wordt dezelfde verhouding gebruikt als van de originele video. U kunt de aspectratio opgeven als breuk of als decimaal getal, bijvoorbeeld 4:3, 16:9, 1.3333 of <text:s/>1.777 (let op: gebruik een punt in plaats van een komma).</text:span></text:p>
        </text:list-item>
        <text:list-item>
          <text:p text:style-name="P28"><text:span text:style-name="T9">Audio bitsnelheid:</text:span> De bitsnelheid dient opgegeven te worden in kb/s. De standaard is 64kb/s.</text:p>
        </text:list-item>
        <text:list-item>
          <text:p text:style-name="P30">Audio frequentie: <text:span text:style-name="T8">Het aantal keren per seconde dat het geluid moet worden bemonsterd, in Hertz. De standaard is 44100 Hz.</text:span></text:p>
        </text:list-item>
        <text:list-item>
          <text:p text:style-name="P30">Aantal kanalen<text:span text:style-name="T8">: Het aantal audio kanalen, typisch 1 of 2 (mono of stereo).</text:span></text:p>
        </text:list-item>
        <text:list-item>
          <text:p text:style-name="P30"><text:soft-page-break/>2 keer<text:span text:style-name="T8">: Om uiteindelijk een beter resultaat te krijgen kunt u beter ffmpeg twee keer de video laten bewerken. Gebruik hiervoor deze optie.</text:span></text:p>
        </text:list-item>
        <text:list-item>
          <text:p text:style-name="P30">Deinterlace<text:span text:style-name="T8">: verwijdert interlacing uit de video.</text:span></text:p>
        </text:list-item>
      </text:list>
      <text:p text:style-name="P29"><text:span text:style-name="T8"/></text:p>
      <text:p text:style-name="P26">Naast de standaard opties kunt u in WinFF elke willekeurige <text:span text:style-name="T10">geldige </text:span>optie van ffmpeg gebruiken. Hiervoor is het "Extra parameters voor de commandoregel (gevorderden)" veld bedoeld. Pas op, want u kunt hier opties overschrijven die u al bij de "extra opties" had gedefinieerd. De meeste voorinstellingen definiëren al welke codec gebruikt moet worden, u kunt dat hier dan <text:span text:style-name="T10">niet</text:span> meer doen. Een voorbeeld van een extra optie: “-ss 00:01:00” zorgt ervoor dat de eerste minuut van de video wordt overgeslagen in de conversie.</text:p>
      <text:p text:style-name="P26"/>
      <text:p text:style-name="P26"/>
      <text:p text:style-name="P22">Voorinstellingen bewerken</text:p>
      <text:p text:style-name="P22"/>
      <text:p text:style-name="P5"><text:tab/>De voorinstellingen-editor kunt u starten door via het "Bewerk" menu naar "Voorinstellingen" te gaan. De editor toont u een lijst met aanwezige voorinstellingen. Als u een voorinstelling selecteert dan zullen onderstaande velden worden gevuld met de informatie van die voorinstelling.</text:p>
      <text:p text:style-name="P5"/>
      <text:p text:style-name="P12"><text:tab/>Naam voorinstelling: <text:span text:style-name="T8">Dit is de intern gebruikte naam in het xml bestand.</text:span></text:p>
      <text:list text:style-name="L3">
        <text:list-item>
          <text:p text:style-name="P6">Het moet voldoen aan de eisen die gelden voor XML tag namen.</text:p>
        </text:list-item>
        <text:list-item>
          <text:p text:style-name="P6">Dat betekent dat het <text:span text:style-name="T11">één woord moet zijn met alleen letters en cijfers</text:span>.</text:p>
        </text:list-item>
        <text:list-item>
          <text:p text:style-name="P6">Als de naam van de voorinstelling gelijk is aan een al bestaande voorinstelling, dan zal de bestaande informatie overschreven worden met de nieuwe informatie.</text:p>
        </text:list-item>
      </text:list>
      <text:p text:style-name="P12"/>
      <text:p text:style-name="P5"><text:span text:style-name="T9"><text:tab/>Label voorinstelling:</text:span> In de lijst van voorinstellingen in WinFF wordt dit veld getoond.</text:p>
      <text:list text:style-name="L4">
        <text:list-item>
          <text:p text:style-name="P7">Dit veld mag elk karakter bevatten dat u wilt.</text:p>
        </text:list-item>
        <text:list-item>
          <text:p text:style-name="P7">Het wordt aangeraden om hier een beschrijvende tekst in te vullen.</text:p>
        </text:list-item>
        <text:list-item>
          <text:p text:style-name="P7">In het veld in WinFF worden ongeveer 40 karakters getoond. De overtollige tekst wordt als “...” weergegeven.</text:p>
        </text:list-item>
      </text:list>
      <text:p text:style-name="P5"/>
      <text:p text:style-name="P12"><text:tab/>Commandoregel voorinstelling: <text:span text:style-name="T8">Dit zijn de parameters die aan ffmpeg worden meegegeven.</text:span></text:p>
      <text:list text:style-name="L5">
        <text:list-item>
          <text:p text:style-name="P8">De parameters die hier worden ingevuld worden geplaatst tussen de “-i bronbestand” en “doelbestand” in het commando dat naar ffmpeg gaat.</text:p>
        </text:list-item>
        <text:list-item>
          <text:p text:style-name="P8">De interpunctie van de parameters dient hetzelfde te zijn als in het gebruik van ffmpeg op een commandoregel.</text:p>
        </text:list-item>
        <text:list-item>
          <text:p text:style-name="P8">De interpunctie voor en achter de parameters wordt automatisch afgehandeld.</text:p>
        </text:list-item>
        <text:list-item>
          <text:p text:style-name="P8">Het wordt afgeraden om parameters zoals de video frequentie ("-r") of audio frequentie (“-ar”) te gebruiken, omdat die in de extra opties worden gespecificeerd.</text:p>
        </text:list-item>
        <text:list-item>
          <text:p text:style-name="P8">De bron- en doelbestanden dienen <text:span text:style-name="T10">niet</text:span> ingevoerd te worden.</text:p>
        </text:list-item>
        <text:list-item>
          <text:p text:style-name="P8">Bestaande voorinstellingen zijn goede voorbeelden.</text:p>
        </text:list-item>
      </text:list>
      <text:p text:style-name="P5"><text:line-break/><text:span text:style-name="T9"><text:tab/>Achtervoegsel voorinstelling: h</text:span>et bestandsachtervoegsel van het doelbestand.</text:p>
      <text:list text:style-name="L6">
        <text:list-item>
          <text:p text:style-name="P9">Dit bepaalt ook het containerformaat van het bestand.</text:p>
        </text:list-item>
        <text:list-item>
          <text:p text:style-name="P9">Gebruik “-f “ in de parameters als u een bepaald formaat wilt forceren.</text:p>
        </text:list-item>
      </text:list>
      <text:p text:style-name="P5"/>
      <text:p text:style-name="P32"><text:span text:style-name="T9"><text:tab/>Categorie: </text:span>Voorinstellingen zijn gegroepeerd in categorieën, hier kiest u in welke categorie deze voorinstelling behoort..</text:p>
      <text:list text:style-name="L6">
        <text:list-item text:start-value="1">
          <text:p text:style-name="P9">Om een nieuwe categorie te maken, voert u gewoon een nieuwe naam in.</text:p>
        </text:list-item>
        <text:list-item>
          <text:p text:style-name="P9">Om een bestaande categorie te gebruiken, voert u die naam in.</text:p>
        </text:list-item>
      </text:list>
      <text:p text:style-name="P5"/>
      <text:p text:style-name="P12"><text:soft-page-break/><text:tab/>Knop: Toevoegen/vernieuwen: <text:span text:style-name="T8">voegt of vernieuwt de huidige voorinstelling</text:span></text:p>
      <text:list text:style-name="L7">
        <text:list-item>
          <text:p text:style-name="P10">U wordt om een bevestiging gevraagd om ongewenste overschrijving te voorkomen.</text:p>
        </text:list-item>
        <text:list-item>
          <text:p text:style-name="P10">U kunt een toegevoegde voorinstelling meteen gebruiken in WinFF na toevoeging/vernieuwing, maar hij wordt pas opgeslagen als u op "Opslaan" drukt.</text:p>
        </text:list-item>
      </text:list>
      <text:p text:style-name="P5"/>
      <text:p text:style-name="P12"><text:tab/>Knop: Verwijderen:<text:span text:style-name="T8"> verwijdert de huidige voorinstelling.</text:span></text:p>
      <text:p text:style-name="P5"/>
      <text:p text:style-name="P12"><text:tab/>Knop: Opslaan: s<text:span text:style-name="T8">chrijft alle voorinstelling naar het bestand presets.xml en ververst de lijst.</text:span></text:p>
      <text:p text:style-name="P5"/>
      <text:p text:style-name="P12"><text:tab/>Knop: Annuleren: s<text:span text:style-name="T8">luit de voorinstellingen-editor af.</text:span></text:p>
      <text:list text:style-name="L8">
        <text:list-item>
          <text:p text:style-name="P11">De editor wordt gesloten, maar er wordt niets opgeslagen.</text:p>
        </text:list-item>
        <text:list-item>
          <text:p text:style-name="P11">Wijzigingen in voorinstellingen zijn beschikbaar gedurende de tijd dat WinFF draait, maar worden niet opgeslagen.</text:p>
        </text:list-item>
        <text:list-item>
          <text:p text:style-name="P11">Als u niet op de voorinstellingen niet actief opslaat, dan is de volgende keer dat u WinFF gebruikt de toestand weer gelijk aan voordat u de wijzigingen doorvoerde.</text:p>
        </text:list-item>
      </text:list>
      <text:p text:style-name="P18"/>
      <text:p text:style-name="P31"><text:span text:style-name="T12"><text:tab/>Knop: Importeren: </text:span><text:span text:style-name="T14">importeert een voorinstelling vanuit een bestand</text:span><text:span text:style-name="T13">.</text:span></text:p>
      <text:list text:style-name="L9">
        <text:list-item>
          <text:p text:style-name="P15"><text:span text:style-name="T17"><text:s/></text:span><text:span text:style-name="T7">De naam en het label moeten uniek zijn in de hele lijst.</text:span></text:p>
        </text:list-item>
        <text:list-item>
          <text:p text:style-name="P15"><text:span text:style-name="T17"><text:s/></text:span><text:span text:style-name="T7">Op dit moment is kan er maar </text:span><text:span text:style-name="T15">één voorinstelling per bestand worden geïmporteerd.</text:span></text:p>
        </text:list-item>
        <text:list-item>
          <text:p text:style-name="P15"><text:span text:style-name="T17"><text:s/></text:span><text:span text:style-name="T7">WinFF-voorinstellingen worden opgeslagen als “.wff” bestanden.</text:span></text:p>
          <text:p text:style-name="P19"/>
        </text:list-item>
      </text:list>
      <text:p text:style-name="P14"><text:span text:style-name="T1"><text:tab/>Knop: Exporteren</text:span><text:span text:style-name="T6">: </text:span><text:span text:style-name="T2">exporteert een voorinstelling naar een bestand</text:span><text:span text:style-name="T3">.</text:span></text:p>
      <text:list text:style-name="L10">
        <text:list-item>
          <text:p text:style-name="P20">De huidig geselecteerde voorinstelling wordt ge<text:span text:style-name="T11">ë</text:span>xporteerd naar een bestand.</text:p>
        </text:list-item>
        <text:list-item>
          <text:p text:style-name="P16"><text:span text:style-name="T7">Op dit moment is kan er maar </text:span><text:span text:style-name="T15">één voorinstelling per bestand worden geë</text:span><text:span text:style-name="T7">xp</text:span><text:span text:style-name="T15">orteerd.</text:span></text:p>
        </text:list-item>
      </text:list>
      <text:list text:style-name="L9">
        <text:list-item text:start-value="1">
          <text:p text:style-name="P15"><text:span text:style-name="T17"><text:s/></text:span><text:span text:style-name="T7">WinFF-voorinstellingen worden opgeslagen als “.wff” bestanden.</text:span></text:p>
        </text:list-item>
      </text:list>
      <text:list text:style-name="L11">
        <text:list-item>
          <text:p text:style-name="P17"><text:span text:style-name="T17"><text:s/></text:span><text:span text:style-name="T7">.wff bestanden hebben hetzelfde interne opmaak als het voorinstellingenbestand.</text:span></text:p>
        </text:list-item>
      </text:list>
      <text:p text:style-name="P22"/>
      <text:p text:style-name="P22">WinFF voorkeuren bewerken</text:p>
      <text:p text:style-name="P5"/>
      <text:p text:style-name="P5"><text:tab/>De voorkeuren-editor kunt u starten door via het "Bewerk" menu naar "Voorkeuren" te gaan. De “standaard map” wordt tijdens het opstarten gebruikt om de doelmap in te stellen. Als "Onthoudt de laatst gebruikte map" is geselecteerd dan zal WinFF bij het sluiten de laatste doelmap als deze waarde onthouden.</text:p>
      <text:p text:style-name="P5"/>
      <text:p text:style-name="P5"><text:tab/>"Multithreading voor dual-core processoren" zorgt ervoor dat ffmpeg wordt aangeroepen met de extra "-threads2" parameter. Het werkt voor sommige codecs en dat verschilt ook nog tussen MS Windows en Linux.</text:p>
      <text:p text:style-name="P5"/>
      <text:p text:style-name="P22">Voorkeuren voor Windows XP</text:p>
      <text:p text:style-name="P5"/>
      <text:p text:style-name="P5"><text:tab/>Allereerst, als WinFF draait onder Windows dan zijn de instellingen onder het Linux-tabblad volslagen non-functioneel. De Linux-instellingen kunnen dan nooit problemen opleveren.</text:p>
      <text:p text:style-name="P5"/>
      <text:p text:style-name="P23"><text:span text:style-name="T4"><text:tab/>Het “pad naar ffmpeg.exe” is het volledige pad naar ffmpeg, bijvoorbeeld “</text:span>C:\Program Files\Win<text:span text:style-name="T4">FF\ffmpeg.exe”. U kunt dit naar de installatie van ffmpeg laten wijzen die u wilt gebruiken. Als u dit veld leeg laat dan zal WinFF automatisch hetzelfde pad gebruiken als waar winff.exe wordt aangeroepen en ervan uit gaan dat het bestand ffmpeg.exe heet.</text:span></text:p>
      <text:p text:style-name="P5"/>
      <text:p text:style-name="P5"><text:tab/>Voor het “pad naar ffplay.exe” geldt hetzelfde als voor het “pad naar ffmpeg.exe”.</text:p>
      <text:p text:style-name="P5"/>
      <text:p text:style-name="P22"><text:soft-page-break/>Voorkeuren voor Linux</text:p>
      <text:p text:style-name="P5"/>
      <text:p text:style-name="P5"><text:tab/>Allereerst, als WinFF draait onder Linux dan zijn de instellingen onder het MS-Windows-tabblad volslagen non-functioneel. De MS-Windows-instellingen kunnen dan nooit problemen opleveren.</text:p>
      <text:p text:style-name="P5"/>
      <text:p text:style-name="P23"><text:span text:style-name="T4"><text:tab/>Het “pad naar ffmpeg” is het volledige pad naar ffmpeg, bijvoorbeeld “/usr/bin/ffmpeg”. U kunt dit naar de installatie van ffmpeg laten wijzen die u wilt gebruiken. De eerste keer dat WinFF wordt gedraaid, en iedere keer dat WinFF wordt gedraaid en het bestand “~/.winff/cfg.xml” niet wordt gevonden (bijvoorbeeld omdat u het verwijderd hebt), zal ffmpeg gezocht worden in “/usr/bin” en <text:s/>“/usr/local/bin”.</text:span></text:p>
      <text:p text:style-name="P5"/>
      <text:p text:style-name="P5"><text:tab/>Voor het “pad naar ffplay” geldt hetzelfde als voor het “pad naar ffmpeg”.</text:p>
      <text:p text:style-name="P5"/>
      <text:p text:style-name="P23"><text:span text:style-name="T4"><text:tab/>De “Terminal voor het uitvoeren van Ffmpeg” is het volledige pad naar het terminal programma dat u wilt gebruiken als ffmpeg wordt uitgevoerd. WinFF gebruikt standaard xterm, omdat de meeste X-windows systemen dat hebben geïnstalleerd. U kunt echter ieder terminal-programma kiezen dat u wilt. Bijvoorbeeld, om de Gnome-terminal te gebruiken in Ubuntu, kunt u “/usr/bin/gnome-terminal” invoeren samen met de “Terminal opties” “-x” inplaats van “-e”. Om xterm te gebruiken in Slackware, moet dit “</text:span>/usr/X11R6/bin/xterm<text:span text:style-name="T4">” zijn.</text:span></text:p>
      <text:p text:style-name="P5"/>
      <text:p text:style-name="P5"><text:tab/>De “Terminal opties” mag zijn wat u maar wilt, maar moet in ieder geval de laatste optie bevatten die nodig is om de rest uit te voeren als een commandoregel. Wederom als voorbeeld: xterm maakt gebruik van “-e”, en de Gnome-Terminal gebruikt “-x”.</text:p>
      <text:p text:style-name="P5"/>
      <text:p text:style-name="P5"/>
      <text:p text:style-name="P22">Om verder te lezen</text:p>
      <text:p text:style-name="P5"/>
      <text:p text:style-name="P3"><text:span text:style-name="T5"><text:tab/>Voor meer informatie over de commandoregelopties van ffmpeg wordt u doorverwezen naar de webpagina </text:span><text:a xlink:type="simple" xlink:href="http://ffmpeg.mplayerhq.hu/ffmpeg-doc.html"><text:span text:style-name="T5">http://ffmpeg.mplayerhq.hu/ffmpeg-doc.html</text:span></text:a><text:span text:style-name="T5">. Die pagina bevat een complete lijst met opties en videoformaten die gebruikt kunnen worden met ffmpeg. Als u Google gebruikt met de termen "ffmpeg" en het formaat waarin u geïnteresseerd bent zult u vaak voorbeelden krijgen van de mogelijkheden. Ook de bij WinFF geleverde voorinstellingen kunnen als goed voorbeeld diene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ig Matt</meta:initial-creator>
    <meta:creation-date>2006-09-10T02:00:21</meta:creation-date>
    <dc:date>2008-09-30T23:56:10</dc:date>
    <meta:editing-cycles>20</meta:editing-cycles>
    <meta:editing-duration>PT12H27M26S</meta:editing-duration>
    <meta:user-defined meta:name="Info 1"/>
    <meta:user-defined meta:name="Info 2"/>
    <meta:user-defined meta:name="Info 3"/>
    <meta:user-defined meta:name="Info 4"/>
    <meta:document-statistic meta:table-count="0" meta:image-count="0" meta:object-count="0" meta:page-count="5" meta:paragraph-count="94" meta:word-count="2139" meta:character-count="13756"/>
  </office:meta>
</office:document-meta>
</file>